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6.326cm" fo:min-width="17.576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4.232cm" fo:min-width="5.48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top" draw:auto-grow-height="false" fo:min-height="14.414cm" fo:min-width="9.564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2.75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66c" draw:textarea-horizontal-align="justify" draw:textarea-vertical-align="middle" draw:auto-grow-height="false" fo:min-height="3.4cm" fo:min-width="4.2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5308d" draw:textarea-horizontal-align="justify" draw:textarea-vertical-align="top" draw:auto-grow-height="false" fo:min-height="8.432cm" fo:min-width="5.78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1c1c1c" draw:fill-color="#666666" draw:textarea-horizontal-align="justify" draw:textarea-vertical-align="middle" draw:auto-grow-height="false" fo:min-height="1.008cm" fo:min-width="0cm" loext:decorative="false"/>
    </style:style>
    <style:style style:name="gr11" style:family="graphic" style:parent-style-name="standard">
      <style:graphic-properties draw:fill-color="#ffb66c" draw:textarea-horizontal-align="justify" draw:textarea-vertical-align="middle" draw:auto-grow-height="false" fo:min-height="2.5cm" fo:min-width="7.2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1c1c1c" draw:fill-color="#666666" draw:textarea-horizontal-align="justify" draw:textarea-vertical-align="middle" draw:auto-grow-height="false" fo:min-height="6.381cm" fo:min-width="0cm" loext:decorative="false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2.5cm" fo:min-width="4.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2cm" fo:min-width="5.7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1c1c1c" draw:fill-color="#666666" draw:textarea-horizontal-align="justify" draw:textarea-vertical-align="middle" draw:auto-grow-height="false" fo:min-height="13.34cm" fo:min-width="0cm" loext:decorative="false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458cm" fo:min-width="8.008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1c1c1c" draw:fill-color="#666666" draw:textarea-horizontal-align="justify" draw:textarea-vertical-align="middle" draw:auto-grow-height="false" fo:min-height="1.514cm" fo:min-width="0cm" loext:decorative="false"/>
    </style:style>
    <style:style style:name="gr18" style:family="graphic" style:parent-style-name="standard">
      <style:graphic-properties svg:stroke-color="#1c1c1c" draw:fill-color="#666666" draw:textarea-horizontal-align="justify" draw:textarea-vertical-align="middle" draw:auto-grow-height="false" fo:min-height="3.354cm" fo:min-width="0cm" loext:decorative="false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1cm" fo:min-width="5.2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1c1c1c" draw:fill-color="#666666" draw:textarea-horizontal-align="justify" draw:textarea-vertical-align="middle" draw:auto-grow-height="false" fo:min-height="5.571cm" fo:min-width="0cm" loext:decorative="false"/>
    </style:style>
    <style:style style:name="gr21" style:family="graphic" style:parent-style-name="standard">
      <style:graphic-properties svg:stroke-color="#1c1c1c" draw:fill-color="#666666" draw:textarea-horizontal-align="justify" draw:textarea-vertical-align="middle" draw:auto-grow-height="false" fo:min-height="3.4cm" fo:min-width="0cm" loext:decorative="false"/>
    </style:style>
    <style:style style:name="gr22" style:family="graphic" style:parent-style-name="standard">
      <style:graphic-properties svg:stroke-color="#1c1c1c" draw:fill-color="#666666" draw:textarea-horizontal-align="justify" draw:textarea-vertical-align="middle" draw:auto-grow-height="false" fo:min-height="0.126cm" fo:min-width="0.902cm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24" style:family="graphic" style:parent-style-name="standard">
      <style:graphic-properties draw:fill-color="#2a6099" draw:textarea-horizontal-align="justify" draw:textarea-vertical-align="top" draw:auto-grow-height="false" fo:min-height="2.072cm" fo:min-width="17.822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7.264cm" fo:min-width="17.51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999999" draw:textarea-horizontal-align="justify" draw:textarea-vertical-align="top" draw:auto-grow-height="false" fo:min-height="7.088cm" fo:min-width="9.588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666666" draw:fill-color="#ffb66c" draw:textarea-horizontal-align="justify" draw:textarea-vertical-align="middle" draw:auto-grow-height="false" fo:min-height="2cm" fo:min-width="6.75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999999" draw:textarea-horizontal-align="justify" draw:textarea-vertical-align="top" draw:auto-grow-height="false" fo:min-height="16.366cm" fo:min-width="5.866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666666" draw:fill-color="#ffb66c" draw:textarea-horizontal-align="justify" draw:textarea-vertical-align="middle" draw:auto-grow-height="false" fo:min-height="2.05cm" fo:min-width="5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999999" draw:textarea-horizontal-align="justify" draw:textarea-vertical-align="top" draw:auto-grow-height="false" fo:min-height="2.373cm" fo:min-width="8.42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666666" draw:fill-color="#00a933" draw:textarea-horizontal-align="justify" draw:textarea-vertical-align="middle" draw:auto-grow-height="false" fo:min-height="1.5cm" fo:min-width="5.25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666666" draw:fill-color="#ffb66c" draw:textarea-horizontal-align="justify" draw:textarea-vertical-align="middle" draw:auto-grow-height="false" fo:min-height="0.75cm" fo:min-width="4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2.594cm" fo:min-width="0cm" loext:decorative="false"/>
    </style:style>
    <style:style style:name="gr34" style:family="graphic" style:parent-style-name="standard">
      <style:graphic-properties draw:fill-color="#ff6d6d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666666" draw:fill-color="#ffb66c" draw:textarea-horizontal-align="justify" draw:textarea-vertical-align="middle" draw:auto-grow-height="false" fo:min-height="1.5cm" fo:min-width="3.8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666666" draw:fill-color="#ffb66c" draw:textarea-horizontal-align="justify" draw:textarea-vertical-align="middle" draw:auto-grow-height="false" fo:min-height="1.5cm" fo:min-width="3.7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999999" draw:textarea-horizontal-align="justify" draw:textarea-vertical-align="top" draw:auto-grow-height="false" fo:min-height="5.048cm" fo:min-width="8.348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.5cm" fo:min-width="3.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-color="#666666" draw:textarea-horizontal-align="justify" draw:textarea-vertical-align="middle" draw:auto-grow-height="false" fo:min-height="1.352cm" fo:min-width="0cm" loext:decorative="false"/>
    </style:style>
    <style:style style:name="gr40" style:family="graphic" style:parent-style-name="objectwithoutfill">
      <style:graphic-properties draw:stroke="solid" draw:stroke-dash="Dot" svg:stroke-width="0.4cm" svg:stroke-color="#00a933" draw:marker-start="" draw:marker-start-width="0.8cm" draw:marker-end="Pontas_20_das_20_setas_20_5" draw:marker-end-width="0.6cm" svg:stroke-linecap="butt" draw:fill="none" draw:fill-color="#d62e4e" draw:textarea-vertical-align="middle" fo:padding-top="0.225cm" fo:padding-bottom="0.225cm" fo:padding-left="0.35cm" fo:padding-right="0.35cm" loext:decorative="false"/>
    </style:style>
    <style:style style:name="gr41" style:family="graphic" style:parent-style-name="standard">
      <style:graphic-properties svg:stroke-color="#000000" draw:fill-color="#ff6d6d" draw:textarea-horizontal-align="justify" draw:textarea-vertical-align="middle" draw:auto-grow-height="false" fo:min-height="2.595cm" fo:min-width="0cm" loext:decorative="false"/>
    </style:style>
    <style:style style:name="gr42" style:family="graphic" style:parent-style-name="standard">
      <style:graphic-properties draw:fill-color="#800080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cm" svg:stroke-color="#000000" draw:marker-start-width="0.05cm" draw:marker-end-width="0.05cm" draw:fill-color="#666666" draw:textarea-horizontal-align="justify" draw:textarea-vertical-align="middle" draw:auto-grow-height="false" fo:min-height="2.813cm" fo:min-width="0cm" fo:padding-top="0.125cm" fo:padding-bottom="0.125cm" fo:padding-left="0.25cm" fo:padding-right="0.25cm" loext:decorative="false"/>
    </style:style>
    <style:style style:name="gr44" style:family="graphic" style:parent-style-name="standard">
      <style:graphic-properties draw:stroke="solid" svg:stroke-width="0cm" svg:stroke-color="#000000" draw:marker-start-width="0.05cm" draw:marker-end-width="0.05cm" draw:fill-color="#ff6d6d" draw:textarea-horizontal-align="justify" draw:textarea-vertical-align="middle" draw:auto-grow-height="false" fo:min-height="0.15cm" fo:min-width="2.464cm" fo:padding-top="0.125cm" fo:padding-bottom="0.125cm" fo:padding-left="0.25cm" fo:padding-right="0.25cm" loext:decorative="false"/>
    </style:style>
    <style:style style:name="gr45" style:family="graphic" style:parent-style-name="standard">
      <style:graphic-properties draw:stroke="solid" svg:stroke-width="0cm" svg:stroke-color="#666666" draw:marker-start-width="0.05cm" draw:marker-end-width="0.05cm" draw:fill-color="#158466" draw:textarea-horizontal-align="justify" draw:textarea-vertical-align="middle" draw:auto-grow-height="false" fo:min-height="2cm" fo:min-width="5.5cm" fo:padding-top="0.125cm" fo:padding-bottom="0.125cm" fo:padding-left="0.25cm" fo:padding-right="0.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cm" svg:stroke-color="#000000" draw:marker-start-width="0.05cm" draw:marker-end-width="0.05cm" draw:fill-color="#158466" draw:textarea-horizontal-align="justify" draw:textarea-vertical-align="middle" draw:auto-grow-height="false" fo:min-height="0.15cm" fo:min-width="2.682cm" fo:padding-top="0.125cm" fo:padding-bottom="0.125cm" fo:padding-left="0.25cm" fo:padding-right="0.25cm" loext:decorative="false"/>
    </style:style>
    <style:style style:name="gr47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6cm" fo:min-width="3.2cm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.5cm" fo:min-width="5.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cm" fo:min-width="4cm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cm" svg:stroke-color="#666666" draw:fill-color="#cccccc" draw:textarea-horizontal-align="justify" draw:textarea-vertical-align="middle" draw:auto-grow-height="false" fo:min-height="0.25cm" fo:min-width="3.22cm" loext:decorative="false"/>
    </style:style>
    <style:style style:name="gr51" style:family="graphic" style:parent-style-name="standard">
      <style:graphic-properties draw:stroke="solid" svg:stroke-width="0cm" svg:stroke-color="#000000" draw:fill-color="#158466" draw:textarea-horizontal-align="justify" draw:textarea-vertical-align="middle" draw:auto-grow-height="false" fo:min-height="1.283cm" fo:min-width="0cm" loext:decorative="false"/>
    </style:style>
    <style:style style:name="gr52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126cm" fo:min-width="3.813cm" loext:decorative="false"/>
    </style:style>
    <style:style style:name="gr53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126cm" fo:min-width="1.25cm" loext:decorative="false"/>
    </style:style>
    <style:style style:name="gr54" style:family="graphic" style:parent-style-name="standard">
      <style:graphic-properties svg:stroke-color="#000000" draw:fill-color="#ffb66c" draw:textarea-horizontal-align="justify" draw:textarea-vertical-align="top" draw:auto-grow-height="false" fo:min-height="3.298cm" fo:min-width="3.45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cm" svg:stroke-color="#000000" draw:fill-color="#cccccc" draw:textarea-horizontal-align="justify" draw:textarea-vertical-align="middle" draw:auto-grow-height="false" fo:min-height="0cm" fo:min-width="0.502cm" loext:decorative="false"/>
    </style:style>
    <style:style style:name="gr57" style:family="graphic" style:parent-style-name="standard">
      <style:graphic-properties draw:fill-color="#ffb66c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302cm" loext:decorative="false"/>
    </style:style>
    <style:style style:name="gr59" style:family="graphic" style:parent-style-name="standard">
      <style:graphic-properties svg:stroke-color="#000000" draw:fill-color="#ffb66c" draw:textarea-horizontal-align="justify" draw:textarea-vertical-align="top" draw:auto-grow-height="false" fo:min-height="0.686cm" fo:min-width="3.493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053cm" fo:min-width="3.45cm" loext:decorative="false"/>
    </style:style>
    <style:style style:name="gr61" style:family="graphic" style:parent-style-name="standard">
      <style:graphic-properties svg:stroke-color="#000000" draw:fill-color="#666666" draw:textarea-horizontal-align="justify" draw:textarea-vertical-align="middle" draw:auto-grow-height="false" fo:min-height="10.41cm" fo:min-width="0.208cm" loext:decorative="false"/>
    </style:style>
    <style:style style:name="gr62" style:family="graphic" style:parent-style-name="standard">
      <style:graphic-properties draw:stroke="dash" draw:stroke-dash="Dash" svg:stroke-width="0.03cm" svg:stroke-color="#000000" draw:marker-start-width="0.245cm" draw:marker-end-width="0.245cm" svg:stroke-linecap="butt" draw:fill-color="#666666" draw:textarea-horizontal-align="justify" draw:textarea-vertical-align="middle" draw:auto-grow-height="false" fo:min-height="1.352cm" fo:min-width="0cm" fo:padding-top="0.14cm" fo:padding-bottom="0.14cm" fo:padding-left="0.265cm" fo:padding-right="0.26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="none" draw:fill-color="#ffffff"/>
      <style:paragraph-properties fo:line-height="115%" fo:text-align="justify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999999"/>
      <style:paragraph-properties fo:text-align="center" style:writing-mode="lr-tb"/>
    </style:style>
    <style:style style:name="P8" style:family="paragraph">
      <loext:graphic-properties draw:fill-color="#2a6099"/>
      <style:paragraph-properties fo:text-align="center" style:writing-mode="lr-tb"/>
    </style:style>
    <style:style style:name="P9" style:family="paragraph">
      <loext:graphic-properties draw:fill-color="#ffb66c"/>
      <style:paragraph-properties fo:text-align="center" style:writing-mode="lr-tb"/>
    </style:style>
    <style:style style:name="P10" style:family="paragraph">
      <loext:graphic-properties draw:fill-color="#55308d"/>
      <style:paragraph-properties fo:text-align="center" style:writing-mode="lr-tb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ffaa95"/>
      <style:paragraph-properties fo:text-align="center" style:writing-mode="lr-tb"/>
    </style:style>
    <style:style style:name="P13" style:family="paragraph">
      <loext:graphic-properties draw:fill-color="#ffe994"/>
      <style:paragraph-properties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-color="#00a933"/>
      <style:paragraph-properties fo:text-align="center" style:writing-mode="lr-tb"/>
    </style:style>
    <style:style style:name="P17" style:family="paragraph">
      <loext:graphic-properties draw:fill-color="#ff6d6d"/>
      <style:paragraph-properties fo:text-align="center" style:writing-mode="lr-tb"/>
    </style:style>
    <style:style style:name="P18" style:family="paragraph">
      <loext:graphic-properties draw:fill="none" draw:fill-color="#d62e4e"/>
      <style:paragraph-properties fo:text-align="center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800080"/>
      <style:paragraph-properties fo:text-align="center" style:writing-mode="lr-tb"/>
    </style:style>
    <style:style style:name="P21" style:family="paragraph">
      <loext:graphic-properties draw:fill-color="#158466"/>
      <style:paragraph-properties fo:text-align="center" style:writing-mode="lr-tb"/>
    </style:style>
    <style:style style:name="P22" style:family="paragraph">
      <loext:graphic-properties draw:fill-color="#158466"/>
      <style:paragraph-properties fo:text-align="cente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ff972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9cm" svg:height="9.25cm" svg:x="1cm" svg:y="1cm">
          <draw:text-box>
            <text:p text:style-name="P1"><text:span text:style-name="T1">Version </text:span><text:span text:style-name="T1">Library </text:span><text:span text:style-name="T1">Compon</text:span><text:span text:style-name="T1">ents </text:span><text:span text:style-name="T1">Diagram</text:span></text:p>
          </draw:text-box>
        </draw:frame>
        <draw:frame draw:style-name="gr2" draw:text-style-name="P3" draw:layer="layout" svg:width="19cm" svg:height="4cm" svg:x="1cm" svg:y="11.8cm">
          <draw:text-box>
            <text:p text:style-name="P1"><text:span text:style-name="T2">Diagrams </text:span><text:span text:style-name="T2">documentation </text:span><text:span text:style-name="T2">of all library </text:span><text:span text:style-name="T2">components </text:span><text:span text:style-name="T2">and all </text:span><text:span text:style-name="T2">relationships</text:span></text:p>
          </draw:text-box>
        </draw:frame>
        <draw:frame draw:style-name="gr3" draw:text-style-name="P5" draw:layer="layout" svg:width="10.5cm" svg:height="3.25cm" svg:x="1.5cm" svg:y="21.5cm">
          <draw:text-box>
            <text:p text:style-name="P4"><text:span text:style-name="T3">Author: Matheus L. Silvati</text:span></text:p>
            <text:p text:style-name="P4"><text:span text:style-name="T3">Date: 2025/08/04</text:span></text:p>
            <text:p text:style-name="P4"><text:span text:style-name="T3">Document revision: 7</text:span></text:p>
          </draw:text-box>
        </draw:frame>
      </draw:page>
      <draw:page draw:name="page2" draw:style-name="dp1" draw:master-page-name="Padrão">
        <draw:custom-shape draw:style-name="gr4" draw:text-style-name="P6" draw:layer="layout" svg:width="18.5cm" svg:height="17cm" svg:x="1.25cm" svg:y="4.5cm">
          <text:p text:style-name="P1">Version Library</text:p>
          <draw:enhanced-geometry svg:viewBox="0 0 21600 21600" draw:path-stretchpoint-x="10800" draw:path-stretchpoint-y="10800" draw:text-areas="?f3 ?f4 ?f5 ?f6" draw:type="round-rectangle" draw:modifiers="920.29447568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25cm" svg:height="4.75cm" svg:x="12.75cm" svg:y="16.5cm">
          <text:p text:style-name="P1"><text:span text:style-name="T4">Version Library </text:span><text:span text:style-name="T4">Components</text:span></text:p>
          <draw:enhanced-geometry svg:viewBox="0 0 21600 21600" draw:path-stretchpoint-x="10800" draw:path-stretchpoint-y="10800" draw:text-areas="?f3 ?f4 ?f5 ?f6" draw:type="round-rectangle" draw:modifiers="2087.5361030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cm" svg:height="4cm" svg:x="1cm" svg:y="1cm">
          <draw:text-box>
            <text:p text:style-name="P1"><text:span text:style-name="T2">Version Library</text:span></text:p>
            <text:p text:style-name="P1"><text:span text:style-name="T2">C++ </text:span><text:span text:style-name="T2">Components </text:span><text:span text:style-name="T2">and C Linkage</text:span></text:p>
          </draw:text-box>
        </draw:frame>
        <draw:custom-shape draw:style-name="gr6" draw:text-style-name="P8" draw:layer="layout" svg:width="10.5cm" svg:height="15.1cm" svg:x="1.65cm" svg:y="6.1cm">
          <text:p text:style-name="P1">C++ Library Components</text:p>
          <draw:enhanced-geometry svg:viewBox="0 0 21600 21600" draw:path-stretchpoint-x="10800" draw:path-stretchpoint-y="10800" draw:text-areas="?f3 ?f4 ?f5 ?f6" draw:type="round-rectangle" draw:modifiers="1532.425483287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0cm" svg:height="3cm" svg:x="1.9cm" svg:y="7.95cm">
          <text:p text:style-name="P1">Version Library Classe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75cm" svg:height="3.65cm" svg:x="1.9cm" svg:y="12.3cm">
          <text:p text:style-name="P1">Version Library C++ Data Transaction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75cm" svg:height="9.15cm" svg:x="12.7cm" svg:y="6.05cm">
          <text:p text:style-name="P1">C Linkage Components</text:p>
          <draw:enhanced-geometry svg:viewBox="0 0 21600 21600" draw:path-stretchpoint-x="10800" draw:path-stretchpoint-y="10800" draw:text-areas="?f3 ?f4 ?f5 ?f6" draw:type="round-rectangle" draw:modifiers="2562.82032291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6cm" svg:height="1.5cm" svg:x="3.15cm" svg:y="10.85cm">
          <text:p/>
          <draw:enhanced-geometry svg:viewBox="0 0 21600 21600" draw:text-areas="?f0 ?f8 ?f2 ?f9" draw:type="up-down-arrow" draw:modifiers="5426.95507487521 5324.4503664223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9" draw:layer="layout" svg:width="7.75cm" svg:height="2.75cm" svg:x="1.9cm" svg:y="17.75cm">
          <text:p text:style-name="P1">Version Library Method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7cm" svg:x="8.25cm" svg:y="10.75cm">
          <text:p/>
          <draw:enhanced-geometry svg:viewBox="0 0 21600 21600" draw:text-areas="?f0 ?f7 ?f2 21600" draw:type="up-arrow" draw:modifiers="3438.16989281715 7207.1928071928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4.8cm" svg:height="2.75cm" svg:x="12.95cm" svg:y="11.2cm">
          <text:p text:style-name="P1">Version Library C Struct Data Transaction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25cm" svg:height="2.25cm" svg:x="12.95cm" svg:y="7.9cm">
          <text:p text:style-name="P1">Version Library C Linkage Metho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cm" svg:height="15cm" svg:x="18.65cm" svg:y="10cm">
          <text:p/>
          <draw:enhanced-geometry svg:viewBox="0 0 21600 21600" draw:text-areas="?f0 ?f8 ?f2 ?f9" draw:type="up-down-arrow" draw:modifiers="5783.01698301698 1739.4040397306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1" draw:layer="layout" svg:width="0.6cm" svg:height="1.5cm" svg:x="15.751cm" svg:y="9.85cm">
          <text:p/>
          <draw:enhanced-geometry svg:viewBox="0 0 21600 21600" draw:text-areas="?f0 ?f8 ?f2 ?f9" draw:type="up-down-arrow" draw:modifiers="5211.31447587354 5310.059960026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layout" svg:width="8.8cm" svg:height="3cm" svg:x="1.2cm" svg:y="25cm">
          <text:p text:style-name="P1">C++ Program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6" draw:text-style-name="P8" draw:layer="layout" svg:width="8.8cm" svg:height="3cm" svg:x="11.05cm" svg:y="25.001cm">
          <text:p text:style-name="P1">C Program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7" draw:text-style-name="P11" draw:layer="layout" svg:width="1cm" svg:height="2cm" svg:x="4.551cm" svg:y="15.75cm">
          <text:p/>
          <draw:enhanced-geometry svg:viewBox="0 0 21600 21600" draw:text-areas="?f0 ?f7 ?f2 21600" draw:type="up-arrow" draw:modifiers="8188.14123917388 7422.977022977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1" draw:layer="layout" svg:width="0.85cm" svg:height="4.5cm" svg:x="5.15cm" svg:y="20.5cm">
          <text:p/>
          <draw:enhanced-geometry svg:viewBox="0 0 21600 21600" draw:text-areas="?f0 ?f8 ?f2 ?f9" draw:type="up-down-arrow" draw:modifiers="6624.67685076381 4218.2626083092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5.75cm" svg:height="1.25cm" svg:x="13cm" svg:y="18.05cm">
          <text:p text:style-name="P1"><text:span text:style-name="T5">Version Inform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75cm" svg:height="1.25cm" svg:x="13cm" svg:y="19.55cm">
          <text:p text:style-name="P1"><text:span text:style-name="T6">Library Inform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94cm" svg:height="6.209cm" draw:transform="rotate (-0.886103661237521) translate (12.617cm 20.531cm)">
          <text:p/>
          <draw:enhanced-geometry svg:viewBox="0 0 21600 21600" draw:mirror-horizontal="false" draw:mirror-vertical="false" draw:text-areas="?f0 0 ?f2 ?f5" draw:type="down-arrow" draw:modifiers="18783.2407874811 5622.512562814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1" draw:layer="layout" svg:width="0.75cm" svg:height="4cm" svg:x="15.25cm" svg:y="21cm">
          <text:p/>
          <draw:enhanced-geometry svg:viewBox="0 0 21600 21600" draw:text-areas="?f0 0 ?f2 ?f5" draw:type="down-arrow" draw:modifiers="17685.9785053737 5752.330226364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1" draw:layer="layout" svg:width="1.75cm" svg:height="0.75cm" svg:x="11.5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5" draw:layer="layout" svg:width="3.75cm" svg:height="0.569cm" svg:x="16.25cm" svg:y="28.15cm">
          <draw:text-box>
            <text:p text:style-name="P14"><text:span text:style-name="T7">Document version: 1.2</text:span></text:p>
          </draw:text-box>
        </draw:frame>
      </draw:page>
      <draw:page draw:name="page3" draw:style-name="dp1" draw:master-page-name="Padrão">
        <draw:custom-shape draw:style-name="gr24" draw:text-style-name="P8" draw:layer="layout" svg:width="18.5cm" svg:height="2.5cm" svg:x="1.251cm" svg:y="25.5cm">
          <text:p text:style-name="P1">Application</text:p>
          <draw:enhanced-geometry svg:viewBox="0 0 21600 21600" draw:path-stretchpoint-x="10800" draw:path-stretchpoint-y="10800" draw:text-areas="?f3 ?f4 ?f5 ?f6" draw:type="round-rectangle" draw:modifiers="2651.35135135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cm" svg:height="4cm" svg:x="1cm" svg:y="1cm">
          <draw:text-box>
            <text:p text:style-name="P1"><text:span text:style-name="T2">Version</text:span><text:span text:style-name="T2">Data </text:span><text:span text:style-name="T2">class </text:span><text:span text:style-name="T2">diagram</text:span></text:p>
          </draw:text-box>
        </draw:frame>
        <draw:custom-shape draw:style-name="gr25" draw:text-style-name="P6" draw:layer="layout" svg:width="18.5cm" svg:height="18cm" svg:x="1.25cm" svg:y="5.75cm">
          <text:p text:style-name="P1">Version Library</text:p>
          <draw:enhanced-geometry svg:viewBox="0 0 21600 21600" draw:path-stretchpoint-x="10800" draw:path-stretchpoint-y="10800" draw:text-areas="?f3 ?f4 ?f5 ?f6" draw:type="round-rectangle" draw:modifiers="445.1752680406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0.3cm" svg:height="7.55cm" svg:x="1.45cm" svg:y="16cm">
          <text:p text:style-name="P1">Version Token System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7.25cm" svg:height="2.25cm" svg:x="3cm" svg:y="19.75cm"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6.55cm" svg:height="16.8cm" svg:x="13cm" svg:y="6.75cm">
          <text:p text:style-name="P1">Version Object Generator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2" draw:id="id2" draw:layer="layout" svg:width="6cm" svg:height="2.3cm" svg:x="13.25cm" svg:y="21cm">
          <text:p text:style-name="P1">Version Construct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9cm" svg:height="2.699cm" svg:x="1.451cm" svg:y="12.951cm">
          <text:p text:style-name="P1">Version Metadata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1" draw:id="id1" draw:layer="layout" svg:width="5.75cm" svg:height="1.75cm" svg:x="2.4cm" svg:y="25.85cm">
          <text:p text:style-name="P1">Diction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5.25cm" svg:height="1cm" svg:x="1.671cm" svg:y="22.233cm">
          <text:p text:style-name="P1">Dictionary List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8cm" svg:height="3.25cm" svg:x="3.45cm" svg:y="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7" draw:layer="layout" svg:width="3.25cm" svg:height="1.5cm" svg:x="13cm" svg:y="26.15cm">
          <text:p text:style-name="P1">Version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.35cm" svg:height="1.75cm" svg:x="1.65cm" svg:y="17.25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25cm" svg:height="1.75cm" svg:x="7.25cm" svg:y="17.25cm">
          <text:p text:style-name="P1">Mapper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9cm" svg:height="5.45cm" svg:x="1.452cm" svg:y="7cm">
          <text:p text:style-name="P1">Version Release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4cm" svg:height="1.75cm" svg:x="6.2cm" svg:y="10.5cm">
          <text:p text:style-name="P1">Release Analyzer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75cm" svg:height="2cm" svg:x="5.132cm" svg:y="18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11" draw:layer="layout" svg:width="0.75cm" svg:height="2cm" svg:x="7.333cm" svg:y="18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0" draw:text-style-name="P18" draw:layer="layout" svg:x1="5.275cm" svg:y1="25.85cm" svg:x2="16.25cm" svg:y2="23.3cm" draw:start-shape="id1" draw:start-glue-point="0" draw:end-shape="id2" draw:end-glue-point="2" svg:d="M5275 25850v-1275h10975v-1275" svg:viewBox="0 0 10976 2551">
          <text:p/>
        </draw:connector>
        <draw:custom-shape draw:style-name="gr41" draw:text-style-name="P19" draw:layer="layout" svg:width="1cm" svg:height="3.25cm" svg:x="13.75cm" svg:y="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0" draw:layer="layout" svg:width="3.25cm" svg:height="1.5cm" svg:x="16.3cm" svg:y="26.15cm">
          <text:p text:style-name="P1">Version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1cm" svg:height="3.5cm" svg:x="18.15cm" svg:y="22.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9" draw:layer="layout" svg:width="3.5cm" svg:height="1cm" svg:x="10cm" svg:y="21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6cm" svg:height="2.25cm" svg:x="13.25cm" svg:y="18.5cm">
          <text:p text:style-name="P1">Token List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75cm" svg:height="1cm" svg:x="10cm" svg:y="1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6" draw:layer="layout" svg:width="3.7cm" svg:height="6.25cm" svg:x="13.3cm" svg:y="11.5cm">
          <text:p text:style-name="P1">Token Analyzer &amp; Dispatcher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6cm" svg:height="1.75cm" svg:x="13.25cm" svg:y="8.75cm">
          <text:p text:style-name="P1">Data Transaction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4.5cm" svg:height="1.25cm" svg:x="5.5cm" svg:y="14.25cm">
          <text:p text:style-name="P1"><text:span text:style-name="T8">Metada Analyzer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4.25cm" svg:height="1cm" svg:x="9.25cm" svg:y="14.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2" draw:layer="layout" svg:width="0.75cm" svg:height="1.75cm" svg:x="14cm" svg:y="17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4" draw:layer="layout" svg:width="4.929cm" svg:height="0.75cm" draw:transform="rotate (0.785398163397448) translate (10cm 12.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3" draw:layer="layout" svg:width="4.25cm" svg:height="1cm" draw:transform="rotate (-0.523598775598299) translate (10.25cm 11.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4" draw:layer="layout" svg:width="2cm" svg:height="0.75cm" draw:transform="rotate (1.5707963267949) translate (14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9" draw:layer="layout" svg:width="4.057cm" svg:height="3.65cm" svg:x="1.617cm" svg:y="8.5cm">
          <text:p text:style-name="P1"><text:span text:style-name="T3">BuildRelease</text:span>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75cm" svg:height="1cm" svg:x="1.75cm" svg:y="10.95cm">
          <text:p text:style-name="P1">BuiltdType</text:p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3.75cm" svg:height="1cm" svg:x="1.75cm" svg:y="9.75cm">
          <text:p text:style-name="P1">Revision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1.25cm" svg:height="0.5cm" svg:x="5.5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9" draw:layer="layout" svg:width="3.5cm" svg:height="1.25cm" svg:x="1.75cm" svg:y="14.25cm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1cm" svg:height="0.5cm" svg:x="4.75cm" svg:y="14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9" draw:layer="layout" svg:width="4.057cm" svg:height="1cm" svg:x="6.25cm" svg:y="8.5cm">
          <text:p text:style-name="P1"><text:span text:style-name="T5">VersionBuildType</text:span></text:p>
          <draw:enhanced-geometry svg:viewBox="0 0 21600 21600" draw:path-stretchpoint-x="10800" draw:path-stretchpoint-y="10800" draw:text-areas="?f3 ?f4 ?f5 ?f6" draw:type="round-rectangle" draw:modifiers="2382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4" draw:layer="layout" svg:width="4.514cm" svg:height="0.605cm" svg:x="9.986cm" svg:y="8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3" draw:layer="layout" svg:width="1.25cm" svg:height="0.5cm" draw:transform="rotate (-1.5707963267949) translate (8.375cm 9.3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11" draw:layer="layout" svg:width="1.25cm" svg:height="11.25cm" svg:x="17.75cm" svg:y="10.25cm">
          <text:p/>
          <draw:enhanced-geometry svg:viewBox="0 0 21600 21600" draw:text-areas="?f0 0 ?f2 ?f5" draw:type="down-arrow" draw:modifiers="19598.6223752916 4679.136690647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5" draw:layer="layout" svg:width="3.75cm" svg:height="0.569cm" svg:x="16.25cm" svg:y="28.151cm">
          <draw:text-box>
            <text:p text:style-name="P14"><text:span text:style-name="T7">Document version: 1.1</text:span></text:p>
          </draw:text-box>
        </draw:frame>
        <draw:custom-shape draw:style-name="gr62" draw:text-style-name="P11" draw:layer="layout" svg:width="0.75cm" svg:height="2cm" draw:transform="rotate (1.5707963267949) translate (5.62cm 18.2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20" svg:d="M0 20l10-20 10 20z"/>
    <draw:marker draw:name="Pontas_20_das_20_setas_20_3" draw:display-name="Pontas das setas 3" svg:viewBox="0 0 20 20" svg:d="M0 20l10-20 10 20z"/>
    <draw:marker draw:name="Pontas_20_das_20_setas_20_5" draw:display-name="Pontas das setas 5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333333" draw:marker-start="Pontas_20_das_20_setas_20_3" draw:marker-start-width="0.35cm" draw:marker-end-width="0.35cm" draw:fill="solid" draw:fill-color="#d62e4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06T10:10:23.221715751</meta:creation-date>
    <dc:date>2025-08-10T16:29:48.999301170</dc:date>
    <dc:creator>Matheus Lopes Silvati</dc:creator>
    <meta:editing-duration>PT2H14M51S</meta:editing-duration>
    <meta:editing-cycles>42</meta:editing-cycles>
    <meta:generator>LibreOffice/24.2.7.2$Linux_X86_64 LibreOffice_project/420$Build-2</meta:generator>
    <dc:title>Version Library Components Diagram</dc:title>
    <meta:print-date>2025-06-06T11:37:58.901327473</meta:print-date>
    <meta:printed-by>Arquivos PDF: Matheus Lopes Silvati</meta:printed-by>
    <meta:document-statistic meta:object-count="72"/>
  </office:meta>
</office:document-meta>
</file>